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moveAllOperation.CacheRemoveAllOperation( CacheMethodDetails &lt; CacheRemoveAll &gt; methodDetails , CacheResolver cach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RemoveAllOperation.getExceptionTyp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moveAllOperation.isEarly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